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69f0" officeooo:paragraph-rsid="00185c83"/>
    </style:style>
    <style:style style:name="T1" style:family="text">
      <style:text-properties officeooo:rsid="00185c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c83" style:font-weight-asian="bold" style:font-weight-complex="bold"/>
    </style:style>
    <style:style style:name="T4" style:family="text">
      <style:text-properties fo:color="#5eb91e" loext:opacity="100%"/>
    </style:style>
    <style:style style:name="T5" style:family="text">
      <style:text-properties fo:color="#5eb91e" loext:opacity="100%" fo:font-weight="bold" style:font-weight-asian="bold" style:font-weight-complex="bold"/>
    </style:style>
    <style:style style:name="T6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5eb91e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706e0c" loext:opacity="100%" fo:font-weight="bold" style:font-weight-asian="bold" style:font-weight-complex="bold"/>
    </style:style>
    <style:style style:name="T9" style:family="text">
      <style:text-properties fo:color="#650953" loext:opacity="100%" fo:font-weight="bold" style:font-weight-asian="bold" style:font-weight-complex="bold"/>
    </style:style>
    <style:style style:name="T10" style:family="text">
      <style:text-properties fo:color="#224b12" loext:opacity="100%"/>
    </style:style>
    <style:style style:name="T11" style:family="text">
      <style:text-properties fo:color="#224b12" loext:opacity="100%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 text:c="42"/><text:span text:style-name="T2">Documento de Visão do Produto:</text:span><text:line-break/><text:line-break/><text:span text:style-name="T2">Para </text:span>crianças com necessidades especiais e seus familiares,<text:line-break/><text:line-break/><text:span text:style-name="T2">Cujo</text:span> objetivo é encontrar locais acessíveis e seguros para praticar esportes adaptados,<text:line-break/><text:span text:style-name="T13"><text:line-break/></text:span><text:span text:style-name="T7">O InclusivaPlay</text:span><text:line-break/><text:line-break/>É um aplicativo <text:span text:style-name="T1">W</text:span>eb inclusivo de localização de esportes adaptados,<text:line-break/><text:line-break/><text:span text:style-name="T2">Q</text:span><text:span text:style-name="T3">ue</text:span> fornece informações detalhadas sobre centros esportivos, associações e clubes que oferecem atividades físicas adaptadas, garantindo acessibilidade e segurança,<text:line-break/><text:line-break/><text:span text:style-name="T2">D</text:span><text:span text:style-name="T3">iferentemente de</text:span><text:span text:style-name="T1"> </text:span><text:s/>outras plataformas que não oferecem recursos específicos para necessidades especiais,<text:line-break/><text:line-break/><text:span text:style-name="T9">O NOSSO PRODUTO oferece:<text:line-break/></text:span><text:line-break/>Busca personalizada por localização e tipo de esporte<text:line-break/>Informações detalhadas sobre acessibilidade e recursos adaptados<text:line-break/>Avaliações e comentários de outros usuários<text:line-break/>Integração com calendário para agendamento de atividades<text:line-break/>Recursos educacionais sobre esportes adaptados<text:line-break/><text:line-break/><text:span text:style-name="T11">Slogan: "Juntos no Esporte, Juntos na Vida"</text:span><text:line-break/><text:line-break/> Sugestões a ser pensada:<text:line-break/><text:line-break/>Desenvolver uma versão móvel do aplicativo<text:line-break/>Integrar recursos de realidade aumentada para ajudar na localização de locais esportivos<text:line-break/>Oferecer recursos de conexão com treinadores ou instrutores especializados<text:line-break/>Desenvolver parcerias com organizações de esportes adaptados para oferecer conteúdo exclusiv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9:56:48.837000000</meta:creation-date>
    <dc:date>2024-10-31T20:02:07.189000000</dc:date>
    <meta:editing-duration>PT5M18S</meta:editing-duration>
    <meta:editing-cycles>1</meta:editing-cycles>
    <meta:document-statistic meta:table-count="0" meta:image-count="0" meta:object-count="0" meta:page-count="1" meta:paragraph-count="1" meta:word-count="154" meta:character-count="1247" meta:non-whitespace-character-count="1039"/>
    <meta:generator>LibreOffice/7.6.1.2$Windows_X86_64 LibreOffice_project/f5defcebd022c5bc36bbb79be232cb6926d8f674</meta:generator>
  </office:meta>
</office:document-meta>
</file>